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dc37e" officeooo:paragraph-rsid="000dc37e" style:font-weight-asian="bold" style:font-weight-complex="bold"/>
    </style:style>
    <style:style style:name="P2" style:family="paragraph" style:parent-style-name="Standard">
      <style:text-properties fo:font-weight="bold" officeooo:rsid="000f73dd" officeooo:paragraph-rsid="000f73dd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dc37e" officeooo:paragraph-rsid="000dc37e" style:font-weight-asian="normal" style:font-weight-complex="normal"/>
    </style:style>
    <style:style style:name="P4" style:family="paragraph" style:parent-style-name="Table_20_Contents">
      <style:text-properties officeooo:rsid="000f73dd" officeooo:paragraph-rsid="000f73dd"/>
    </style:style>
    <style:style style:name="P5" style:family="paragraph" style:parent-style-name="Table_20_Contents">
      <style:text-properties fo:font-weight="bold" officeooo:rsid="000f73dd" officeooo:paragraph-rsid="000f73dd" style:font-weight-asian="bold" style:font-weight-complex="bold"/>
    </style:style>
    <style:style style:name="P6" style:family="paragraph" style:parent-style-name="Table_20_Contents">
      <style:text-properties officeooo:rsid="00109383" officeooo:paragraph-rsid="00109383"/>
    </style:style>
    <style:style style:name="T1" style:family="text">
      <style:text-properties officeooo:rsid="00109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Cell</text:p>
      <text:list xml:id="list1340203281" text:style-name="L1">
        <text:list-item>
          <text:p text:style-name="P3">Java application that uses DCA at the meso-scale</text:p>
        </text:list-item>
      </text:list>
      <text:p text:style-name="Standard"/>
      <text:p text:style-name="Standard"/>
      <text:p text:style-name="Standard">Within the grid each object or molecule occupies a square, typically measuring 3 nm on a side. The choice of 3 nm as the standard grid increment is based on a number of criteria. </text:p>
      <text:p text:style-name="Standard"/>
      <text:p text:style-name="Standard">The diameter for an average protein is approximately 3 nm, </text:p>
      <text:p text:style-name="Standard">The average width of a cellular membrane is approximately 3 nm, </text:p>
      <text:p text:style-name="Standard">The average width of a supercoiled DNA molecule is about 3 nm </text:p>
      <text:p text:style-name="Standard">The average velocity of a macromolecule in a cell is approximately 3 nm per millisecond </text:p>
      <text:p text:style-name="Standard"/>
      <text:p text:style-name="Standard"/>
      <text:p text:style-name="Standard"/>
      <text:p text:style-name="Standard"/>
      <text:p text:style-name="P2">ABM vs EBM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dvantages of ABM</text:p>
          </table:table-cell>
          <table:table-cell table:style-name="Table1.B1" office:value-type="string">
            <text:p text:style-name="P5">Advantages of EBM</text:p>
          </table:table-cell>
        </table:table-row>
        <table:table-row>
          <table:table-cell table:style-name="Table1.A2" office:value-type="string">
            <text:p text:style-name="P4">Allows for divergent behaviour and therefore, we can use ensemble modeling to discover probability of <text:span text:style-name="T1">negative outcome.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Burn wound healing is inherently spatio-temporal as: depth of damage is non-linear, systemic immune response only valid where there is bloodflow, wound can only heal from edges first,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11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96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111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11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96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5:15:07.905652767</meta:creation-date>
    <meta:generator>LibreOffice/6.0.7.3$Linux_X86_64 LibreOffice_project/00m0$Build-3</meta:generator>
    <dc:date>2019-04-25T17:51:10.527823107</dc:date>
    <meta:editing-duration>PT11M23S</meta:editing-duration>
    <meta:editing-cycles>1</meta:editing-cycles>
    <meta:document-statistic meta:table-count="1" meta:image-count="0" meta:object-count="0" meta:page-count="1" meta:paragraph-count="12" meta:word-count="146" meta:character-count="856" meta:non-whitespace-character-count="716"/>
  </office:meta>
</office:document-meta>
</file>